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Segoe UI" svg:font-family="'Segoe UI'" style:font-family-generic="system" style:font-pitch="variable"/>
    <style:font-face style:name="Urbit Sans Mono TT SemiBold" svg:font-family="'Urbit Sans Mono TT SemiBold'" style:font-family-generic="swiss"/>
    <style:font-face style:name="Urbit Sans Mono TT SemiBold1" svg:font-family="'Urbit Sans Mono TT SemiBold'" style:font-family-generic="swiss" style:font-pitch="variable"/>
    <style:font-face style:name="Urbit Sans Mono TT SemiBold2" svg:font-family="'Urbit Sans Mono TT SemiBold'" style:font-adornments="Semibold" style:font-family-generic="swiss" style:font-pitch="variable"/>
    <style:font-face style:name="Urbit Sans SemiBold" svg:font-family="'Urbit Sans SemiBold'" style:font-family-generic="swiss" style:font-pitch="variable"/>
    <style:font-face style:name="Urbit Sans SemiBold1" svg:font-family="'Urbit Sans SemiBold'" style:font-adornments="Semibold" style:font-family-generic="swiss" style:font-pitch="variable"/>
    <style:font-face style:name="Urbit Sans TT" svg:font-family="'Urbit Sans TT'" style:font-family-generic="swiss"/>
    <style:font-face style:name="Urbit Sans TT SemiBold" svg:font-family="'Urbit Sans TT SemiBold'" style:font-adornments="Semibold" style:font-family-generic="swiss" style:font-pitch="variable"/>
    <style:font-face style:name="Urbit Sans TT SemiBold1" svg:font-family="'Urbit Sans TT SemiBold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14140f" draw:marker-start-width="0.279cm" draw:marker-end-width="0.279cm" draw:fill="solid" draw:fill-color="#ffffff" draw:textarea-horizontal-align="justify" draw:textarea-vertical-align="middle" draw:auto-grow-height="false" fo:min-height="2.68cm" fo:min-width="4.58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vertical-align="middle" fo:min-height="1.337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1.186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color="#000000" loext:opacity="100%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style:writing-mode="lr-tb"/>
      <style:text-properties fo:color="#000000" loext:opacity="100%" fo:font-weight="bold" style:font-weight-asian="bold" style:font-weight-complex="bold"/>
    </style:style>
    <style:style style:name="T1" style:family="text">
      <style:text-properties fo:color="#000000" loext:opacity="100%" style:font-name="Urbit Sans SemiBold1" fo:font-size="24pt" fo:font-weight="100" style:font-name-asian="Urbit Sans Mono TT SemiBold" style:font-size-asian="24pt" style:font-name-complex="Urbit Sans Mono TT SemiBold" style:font-size-complex="24pt"/>
    </style:style>
    <style:style style:name="T2" style:family="text">
      <style:text-properties fo:color="#000000" loext:opacity="100%" style:font-name="Urbit Sans TT" fo:font-size="24pt" fo:font-weight="bold" style:font-name-asian="Urbit Sans TT" style:font-size-asian="24pt" style:font-weight-asian="bold" style:font-name-complex="Urbit Sans TT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8.788cm" svg:x="4.81cm" svg:y="4.19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3.344cm" svg:height="1.587cm" svg:x="8.194cm" svg:y="3.013cm">
          <draw:text-box>
            <text:p><text:span text:style-name="T1">Plentiful</text:span></text:p>
          </draw:text-box>
        </draw:frame>
        <draw:frame draw:style-name="gr3" draw:text-style-name="P2" draw:layer="layout" svg:width="5.715cm" svg:height="1.436cm" svg:x="2.305cm" svg:y="12.881cm">
          <draw:text-box>
            <text:p><text:span text:style-name="T1">Self Sovereign</text:span></text:p>
          </draw:text-box>
        </draw:frame>
        <draw:frame draw:style-name="gr3" draw:text-style-name="P2" draw:layer="layout" svg:width="4.086cm" svg:height="1.436cm" svg:x="13.106cm" svg:y="12.881cm">
          <draw:text-box>
            <text:p><text:span text:style-name="T1">Permanent</text:span></text:p>
          </draw:text-box>
        </draw:frame>
        <draw:frame draw:style-name="gr2" draw:text-style-name="P4" draw:layer="layout" svg:width="1.439cm" svg:height="1.587cm" svg:x="5.593cm" svg:y="7.685cm">
          <draw:text-box>
            <text:p text:style-name="P3"><text:span text:style-name="T2"></text:span></text:p>
          </draw:text-box>
        </draw:frame>
        <draw:frame draw:style-name="gr2" draw:text-style-name="P4" draw:layer="layout" svg:width="1.439cm" svg:height="1.587cm" svg:x="12.694cm" svg:y="7.686cm">
          <draw:text-box>
            <text:p text:style-name="P3"><text:span text:style-name="T2"></text:span></text:p>
          </draw:text-box>
        </draw:frame>
        <draw:frame draw:style-name="gr2" draw:text-style-name="P4" draw:layer="layout" svg:width="1.439cm" svg:height="1.587cm" svg:x="9.168cm" svg:y="13.086cm">
          <draw:text-box>
            <text:p text:style-name="P3"><text:span text:style-name="T2">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Segoe UI" svg:font-family="'Segoe UI'" style:font-family-generic="system" style:font-pitch="variable"/>
    <style:font-face style:name="Urbit Sans Mono TT SemiBold" svg:font-family="'Urbit Sans Mono TT SemiBold'" style:font-family-generic="swiss"/>
    <style:font-face style:name="Urbit Sans Mono TT SemiBold1" svg:font-family="'Urbit Sans Mono TT SemiBold'" style:font-family-generic="swiss" style:font-pitch="variable"/>
    <style:font-face style:name="Urbit Sans Mono TT SemiBold2" svg:font-family="'Urbit Sans Mono TT SemiBold'" style:font-adornments="Semibold" style:font-family-generic="swiss" style:font-pitch="variable"/>
    <style:font-face style:name="Urbit Sans SemiBold" svg:font-family="'Urbit Sans SemiBold'" style:font-family-generic="swiss" style:font-pitch="variable"/>
    <style:font-face style:name="Urbit Sans SemiBold1" svg:font-family="'Urbit Sans SemiBold'" style:font-adornments="Semibold" style:font-family-generic="swiss" style:font-pitch="variable"/>
    <style:font-face style:name="Urbit Sans TT" svg:font-family="'Urbit Sans TT'" style:font-family-generic="swiss"/>
    <style:font-face style:name="Urbit Sans TT SemiBold" svg:font-family="'Urbit Sans TT SemiBold'" style:font-adornments="Semibold" style:font-family-generic="swiss" style:font-pitch="variable"/>
    <style:font-face style:name="Urbit Sans TT SemiBold1" svg:font-family="'Urbit Sans TT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0T11:53:02.020290042</meta:creation-date>
    <dc:date>2024-06-11T15:42:47.708453618</dc:date>
    <meta:editing-duration>PT28M45S</meta:editing-duration>
    <meta:editing-cycles>3</meta:editing-cycles>
    <meta:generator>LibreOffice/7.3.7.2$Linux_X86_64 LibreOffice_project/30$Build-2</meta:generator>
    <meta:document-statistic meta:object-count="7"/>
  </office:meta>
</office:document-meta>
</file>